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d7002" officeooo:paragraph-rsid="001d7002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1</text:p>
      <text:p text:style-name="Standard"/>
      <text:p text:style-name="Standard">Enter the element:5</text:p>
      <text:p text:style-name="Standard"/>
      <text:p text:style-name="Standard">Inserted Successfully!!!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2</text:p>
      <text:p text:style-name="Standard"/>
      <text:p text:style-name="Standard">Enter the element:4</text:p>
      <text:p text:style-name="Standard"/>
      <text:p text:style-name="Standard">Inserted Successfully!!!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<text:soft-page-break/>Enter your choice:</text:p>
      <text:p text:style-name="Standard">8</text:p>
      <text:p text:style-name="Standard"/>
      <text:p text:style-name="Standard"><text:s/>----VALUES----</text:p>
      <text:p text:style-name="Standard">5</text:p>
      <text:p text:style-name="Standard">4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7</text:p>
      <text:p text:style-name="Standard"/>
      <text:p text:style-name="Standard">Enter the search item:</text:p>
      <text:p text:style-name="Standard">4</text:p>
      <text:p text:style-name="Standard"/>
      <text:p text:style-name="Standard">item found at location 2 </text:p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3</text:p>
      <text:p text:style-name="Standard">Enter the location:5</text:p>
      <text:p text:style-name="Standard"/>
      <text:p text:style-name="Standard"><text:s/>There are less than 5 elements</text:p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<text:soft-page-break/>8.Display</text:p>
      <text:p text:style-name="Standard">9.Exit</text:p>
      <text:p text:style-name="Standard"/>
      <text:p text:style-name="Standard">Enter your choice:</text:p>
      <text:p text:style-name="Standard">2</text:p>
      <text:p text:style-name="Standard"/>
      <text:p text:style-name="Standard">Enter the element:8</text:p>
      <text:p text:style-name="Standard"/>
      <text:p text:style-name="Standard">Inserted Successfully!!!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8</text:p>
      <text:p text:style-name="Standard"/>
      <text:p text:style-name="Standard"><text:s/>----VALUES----</text:p>
      <text:p text:style-name="Standard">5</text:p>
      <text:p text:style-name="Standard">4</text:p>
      <text:p text:style-name="Standard">8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4</text:p>
      <text:p text:style-name="Standard"/>
      <text:p text:style-name="Standard">Deleted Successfully!!!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<text:soft-page-break/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8</text:p>
      <text:p text:style-name="Standard"/>
      <text:p text:style-name="Standard"><text:s/>----VALUES----</text:p>
      <text:p text:style-name="Standard">4</text:p>
      <text:p text:style-name="Standard">8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5</text:p>
      <text:p text:style-name="Standard"/>
      <text:p text:style-name="Standard">Deleted Successfully!!!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8</text:p>
      <text:p text:style-name="Standard"/>
      <text:p text:style-name="Standard"><text:s/>----VALUES----</text:p>
      <text:p text:style-name="Standard">4</text:p>
      <text:p text:style-name="Standard"/>
      <text:p text:style-name="Standard">---------MENU----------</text:p>
      <text:p text:style-name="Standard"/>
      <text:p text:style-name="Standard">1.Insertion at begining</text:p>
      <text:p text:style-name="Standard"><text:soft-page-break/>2.Insertion at end</text:p>
      <text:p text:style-name="Standard">3.Insertion at any location</text:p>
      <text:p text:style-name="Standard">4.Deletion from beginning</text:p>
      <text:p text:style-name="Standard">5.Deletion from end</text:p>
      <text:p text:style-name="Standard">6.Deletion of the node after the given data</text:p>
      <text:p text:style-name="Standard">7.Search</text:p>
      <text:p text:style-name="Standard">8.Display</text:p>
      <text:p text:style-name="Standard">9.Exit</text:p>
      <text:p text:style-name="Standard"/>
      <text:p text:style-name="Standard">Enter your choice:</text:p>
      <text:p text:style-name="Standard">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9:32:57.556897809</meta:creation-date>
    <dc:date>2020-12-05T19:33:44.934382662</dc:date>
    <meta:editing-duration>PT48S</meta:editing-duration>
    <meta:editing-cycles>1</meta:editing-cycles>
    <meta:document-statistic meta:table-count="0" meta:image-count="0" meta:object-count="0" meta:page-count="5" meta:paragraph-count="170" meta:word-count="451" meta:character-count="2988" meta:non-whitespace-character-count="2717"/>
    <meta:generator>LibreOffice/6.4.6.2$Linux_X86_64 LibreOffice_project/40$Build-2</meta:generator>
  </office:meta>
</office:document-meta>
</file>